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draw:stroke-dash="Dash_20_Dot_20_3" svg:stroke-width="0cm" draw:stroke-linejoin="none" svg:stroke-linecap="butt" draw:fill="solid" draw:fill-color="#ffffff" draw:textarea-horizontal-align="center" draw:textarea-vertical-align="middle" loext:decorative="false"/>
    </style:style>
    <style:style style:name="gr3" style:family="graphic" style:parent-style-name="standard">
      <style:graphic-properties draw:stroke="none" draw:stroke-dash="Dash_20_Dot_20_3" svg:stroke-width="0cm" draw:stroke-linejoin="none" svg:stroke-linecap="butt" draw:fill="solid" draw:fill-color="#bebebe" draw:textarea-horizontal-align="center" draw:textarea-vertical-align="middle" loext:decorative="false"/>
    </style:style>
    <style:style style:name="gr4" style:family="graphic" style:parent-style-name="standard">
      <style:graphic-properties draw:stroke="none" draw:stroke-dash="Dash_20_Dot_20_3" svg:stroke-width="0cm" draw:stroke-linejoin="none" svg:stroke-linecap="butt" draw:fill="solid" draw:fill-color="#231f20" draw:textarea-horizontal-align="center" draw:textarea-vertical-align="middle" loext:decorative="false"/>
    </style:style>
    <style:style style:name="gr5" style:family="graphic" style:parent-style-name="standard">
      <style:graphic-properties draw:stroke="none" draw:stroke-dash="Dash_20_Dot_20_3" svg:stroke-width="0cm" draw:stroke-linejoin="none" svg:stroke-linecap="butt" draw:fill="solid" draw:fill-color="#727272" draw:textarea-horizontal-align="center" draw:textarea-vertical-align="middle" loext:decorative="false"/>
    </style:style>
    <style:style style:name="gr6" style:family="graphic" style:parent-style-name="standard">
      <style:graphic-properties draw:stroke="none" draw:stroke-dash="Dash_20_Dot_20_3" svg:stroke-width="0cm" draw:stroke-linejoin="none" svg:stroke-linecap="butt" draw:fill="solid" draw:fill-color="#59c2e8" draw:textarea-horizontal-align="center" draw:textarea-vertical-align="middle" loext:decorative="false"/>
    </style:style>
    <style:style style:name="P1" style:family="paragraph">
      <loext:graphic-properties draw:fill="solid" draw:fill-color="#ffffff"/>
      <style:paragraph-properties fo:text-align="center"/>
    </style:style>
    <style:style style:name="P2" style:family="paragraph">
      <loext:graphic-properties draw:fill="solid" draw:fill-color="#bebebe"/>
      <style:paragraph-properties fo:text-align="center"/>
    </style:style>
    <style:style style:name="P3" style:family="paragraph">
      <loext:graphic-properties draw:fill="solid" draw:fill-color="#231f20"/>
      <style:paragraph-properties fo:text-align="center"/>
    </style:style>
    <style:style style:name="P4" style:family="paragraph">
      <loext:graphic-properties draw:fill="solid" draw:fill-color="#727272"/>
      <style:paragraph-properties fo:text-align="center"/>
    </style:style>
    <style:style style:name="P5" style:family="paragraph">
      <loext:graphic-properties draw:fill="solid" draw:fill-color="#59c2e8"/>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omyślny">
        <draw:g draw:style-name="gr1">
          <draw:polygon draw:style-name="gr2" draw:text-style-name="P1" draw:layer="layout" svg:width="14.461cm" svg:height="7.477cm" svg:x="0.627cm" svg:y="0.625cm" svg:viewBox="0 0 14462 7478" draw:points="0,0 14462,0 14462,7478 0,7478">
            <text:p/>
          </draw:polygon>
          <draw:path draw:style-name="gr3" draw:text-style-name="P2" draw:layer="layout" svg:width="4.862cm" svg:height="7.704cm" svg:x="0.614cm" svg:y="0.614cm" svg:viewBox="0 0 4863 7705" svg:d="M10 7280l4698-7262c19-30 172-19 154 9l-4849 7678c-10 21-22-393-3-425z">
            <text:p/>
          </draw:path>
          <draw:path draw:style-name="gr3" draw:text-style-name="P2" draw:layer="layout" svg:width="0.763cm" svg:height="7.986cm" svg:x="13.83cm" svg:y="0.612cm" svg:viewBox="0 0 764 7987" svg:d="M444 7966l-444-7940c0-33 131-37 135 0l629 7932c0 35-316 39-320 8z">
            <text:p/>
          </draw:path>
          <draw:polygon draw:style-name="gr2" draw:text-style-name="P1" draw:layer="layout" svg:width="7.869cm" svg:height="4.861cm" svg:x="4.204cm" svg:y="0.625cm" svg:viewBox="0 0 7870 4862" draw:points="7517,0 7550,279 7788,407 7870,641 7728,874 7529,932 7529,1898 7529,3215 7470,3436 7219,3565 7062,4415 6775,4694 5775,4819 3375,4862 1857,4777 702,4564 427,4415 384,4280 302,3252 346,2435 487,1968 635,1470 850,974 515,796 105,709 0,512 165,295 441,226 787,226 929,341 929,615 983,625 1167,0">
            <text:p/>
          </draw:polygon>
          <draw:polygon draw:style-name="gr4" draw:text-style-name="P3" draw:layer="layout" svg:width="7.93cm" svg:height="4.891cm" svg:x="4.174cm" svg:y="0.621cm" svg:viewBox="0 0 7931 4892" draw:points="3406,4892 1882,4809 723,4593 436,4439 387,4286 304,3257 351,2433 641,1467 847,992 535,825 115,737 0,514 179,276 471,204 825,204 987,333 987,598 995,598 1173,0 1225,13 1033,658 931,643 931,357 806,257 475,257 211,323 63,520 154,693 559,777 916,968 691,1485 402,2447 359,3257 441,4280 483,4402 743,4542 1891,4756 3409,4840 5803,4797 6791,4672 7068,4407 7224,3551 7476,3422 7530,3218 7530,919 7742,858 7870,643 7797,431 7555,302 7520,8 7575,3 7607,268 7840,394 7931,648 7777,903 7586,956 7586,3225 7522,3459 7274,3585 7118,4433 6816,4721 5804,4850">
            <text:p/>
          </draw:polygon>
          <draw:polygon draw:style-name="gr4" draw:text-style-name="P3" draw:layer="layout" svg:width="0.766cm" svg:height="0.277cm" svg:x="10.987cm" svg:y="0.873cm" svg:viewBox="0 0 767 278" draw:points="0,278 137,0 767,0 767,62 181,62">
            <text:p/>
          </draw:polygon>
          <draw:polygon draw:style-name="gr4" draw:text-style-name="P3" draw:layer="layout" svg:width="0.727cm" svg:height="0.177cm" svg:x="11.007cm" svg:y="1.49cm" svg:viewBox="0 0 728 178" draw:points="0,178 125,41 243,0 728,37 722,99 252,65 167,94">
            <text:p/>
          </draw:polygon>
          <draw:path draw:style-name="gr4" draw:text-style-name="P3" draw:layer="layout" svg:width="1.41cm" svg:height="0.697cm" svg:x="9.714cm" svg:y="3.025cm" svg:viewBox="0 0 1411 698" svg:d="M85 698l-85-81 250-415 476-168 598-34h2c85 63 85 79 85 84v418l-162 126zM33 612l62 61 1145-72 147-113v-404c0-5-39-33-70-58l-586 31-463 165z">
            <text:p/>
          </draw:path>
          <draw:path draw:style-name="gr4" draw:text-style-name="P3" draw:layer="layout" svg:width="1.344cm" svg:height="0.697cm" svg:x="4.712cm" svg:y="2.919cm" svg:viewBox="0 0 1345 698" svg:d="M1235 698h-5l-1093-73-137-126v-8c25-158 63-396 63-409 0-14 0-21 85-82h2l537 32 387 168 271 415zM150 601l1080 72 85-64-255-387-377-163-521-33c-33 25-67 53-72 61 0 11-49 325-63 404z">
            <text:p/>
          </draw:path>
          <draw:polygon draw:style-name="gr4" draw:text-style-name="P3" draw:layer="layout" svg:width="5.261cm" svg:height="1.159cm" svg:x="5.441cm" svg:y="0.624cm" svg:viewBox="0 0 5262 1160" draw:points="2451,1160 366,1126 62,1022 0,756 0,753 214,0 241,8 27,758 85,1002 372,1099 2451,1133 4898,1083 5177,973 5234,756 5136,5 5163,2 5262,758 5202,992 4901,1110">
            <text:p/>
          </draw:polygon>
          <draw:path draw:style-name="gr4" draw:text-style-name="P3" draw:layer="layout" svg:width="2.058cm" svg:height="0.577cm" svg:x="6.807cm" svg:y="4.586cm" svg:viewBox="0 0 2059 578" svg:d="M2059 578h-2059v-578h2059zM57 526h1950v-473h-1950z">
            <text:p/>
          </draw:path>
          <draw:polygon draw:style-name="gr4" draw:text-style-name="P3" draw:layer="layout" svg:width="1.136cm" svg:height="1.267cm" svg:x="10.266cm" svg:y="4.366cm" svg:viewBox="0 0 1137 1268" draw:points="764,1268 184,1268 33,1163 0,1021 28,1016 58,1147 191,1242 756,1242 987,1064 1050,845 1110,0 1137,3 1077,850 1008,1076">
            <text:p/>
          </draw:polygon>
          <draw:polygon draw:style-name="gr4" draw:text-style-name="P3" draw:layer="layout" svg:width="1.138cm" svg:height="0.417cm" svg:x="4.829cm" svg:y="5.154cm" svg:viewBox="0 0 1139 418" draw:points="874,418 310,418 57,215 0,5 27,0 81,200 320,391 866,391 1070,294 1114,221 1139,233 1092,315">
            <text:p/>
          </draw:polygon>
          <draw:path draw:style-name="gr5" draw:text-style-name="P4" draw:layer="layout" svg:width="14.799cm" svg:height="7.999cm" svg:x="0.6cm" svg:y="0.6cm" svg:viewBox="0 0 14800 8000" svg:d="M14773 8000h-14746c-17 0-27-11-27-26v-7949c0-15 10-25 27-25h14746c17 0 27 10 27 25v7949c0 15-10 26-27 26zM55 7947h14690v-7894h-14690z">
            <text:p/>
          </draw:path>
          <draw:polygon draw:style-name="gr6" draw:text-style-name="P5" draw:layer="layout" svg:width="0.548cm" svg:height="0.025cm" svg:x="0.878cm" svg:y="4.854cm" svg:viewBox="0 0 549 26" draw:points="0,13 549,0 549,26">
            <text:p/>
          </draw:polygon>
          <draw:polygon draw:style-name="gr6" draw:text-style-name="P5" draw:layer="layout" svg:width="0.547cm" svg:height="0.061cm" svg:x="1.701cm" svg:y="4.836cm" svg:viewBox="0 0 548 62" draw:points="0,13 548,0 548,62 0,53">
            <text:p/>
          </draw:polygon>
          <draw:path draw:style-name="gr6" draw:text-style-name="P5" draw:layer="layout" svg:width="0.547cm" svg:height="0.079cm" svg:x="2.522cm" svg:y="4.827cm" svg:viewBox="0 0 548 80" svg:d="M0 4c90-3 183-6 274-3h274v79h-274c-91 0-184-2-274-2z">
            <text:p/>
          </draw:path>
          <draw:polygon draw:style-name="gr6" draw:text-style-name="P5" draw:layer="layout" svg:width="0.547cm" svg:height="0.077cm" svg:x="3.344cm" svg:y="4.829cm" svg:viewBox="0 0 548 78" draw:points="0,0 548,0 548,78 0,78">
            <text:p/>
          </draw:polygon>
          <draw:polygon draw:style-name="gr6" draw:text-style-name="P5" draw:layer="layout" svg:width="0.547cm" svg:height="0.077cm" svg:x="4.166cm" svg:y="4.829cm" svg:viewBox="0 0 548 78" draw:points="0,0 548,0 548,78 0,78">
            <text:p/>
          </draw:polygon>
          <draw:polygon draw:style-name="gr6" draw:text-style-name="P5" draw:layer="layout" svg:width="0.547cm" svg:height="0.077cm" svg:x="4.988cm" svg:y="4.829cm" svg:viewBox="0 0 548 78" draw:points="0,0 548,0 548,78 0,78">
            <text:p/>
          </draw:polygon>
          <draw:polygon draw:style-name="gr6" draw:text-style-name="P5" draw:layer="layout" svg:width="0.547cm" svg:height="0.077cm" svg:x="5.811cm" svg:y="4.829cm" svg:viewBox="0 0 548 78" draw:points="0,0 548,0 548,78 0,78">
            <text:p/>
          </draw:polygon>
          <draw:polygon draw:style-name="gr6" draw:text-style-name="P5" draw:layer="layout" svg:width="0.548cm" svg:height="0.077cm" svg:x="6.631cm" svg:y="4.829cm" svg:viewBox="0 0 549 78" draw:points="0,0 549,0 549,78 0,78">
            <text:p/>
          </draw:polygon>
          <draw:polygon draw:style-name="gr6" draw:text-style-name="P5" draw:layer="layout" svg:width="0.547cm" svg:height="0.077cm" svg:x="7.453cm" svg:y="4.829cm" svg:viewBox="0 0 548 78" draw:points="0,0 548,0 548,78 0,78">
            <text:p/>
          </draw:polygon>
          <draw:polygon draw:style-name="gr6" draw:text-style-name="P5" draw:layer="layout" svg:width="0.547cm" svg:height="0.077cm" svg:x="8.276cm" svg:y="4.829cm" svg:viewBox="0 0 548 78" draw:points="0,0 548,0 548,78 0,78">
            <text:p/>
          </draw:polygon>
          <draw:polygon draw:style-name="gr6" draw:text-style-name="P5" draw:layer="layout" svg:width="0.547cm" svg:height="0.077cm" svg:x="9.098cm" svg:y="4.829cm" svg:viewBox="0 0 548 78" draw:points="0,0 548,0 548,78 0,78">
            <text:p/>
          </draw:polygon>
          <draw:polygon draw:style-name="gr6" draw:text-style-name="P5" draw:layer="layout" svg:width="0.547cm" svg:height="0.077cm" svg:x="9.918cm" svg:y="4.829cm" svg:viewBox="0 0 548 78" draw:points="0,0 548,0 548,78 0,78">
            <text:p/>
          </draw:polygon>
          <draw:polygon draw:style-name="gr6" draw:text-style-name="P5" draw:layer="layout" svg:width="0.547cm" svg:height="0.077cm" svg:x="10.741cm" svg:y="4.829cm" svg:viewBox="0 0 548 78" draw:points="0,0 548,0 548,78 0,78">
            <text:p/>
          </draw:polygon>
          <draw:polygon draw:style-name="gr6" draw:text-style-name="P5" draw:layer="layout" svg:width="0.547cm" svg:height="0.077cm" svg:x="11.563cm" svg:y="4.829cm" svg:viewBox="0 0 548 78" draw:points="0,0 548,0 548,78 0,78">
            <text:p/>
          </draw:polygon>
          <draw:polygon draw:style-name="gr6" draw:text-style-name="P5" draw:layer="layout" svg:width="0.548cm" svg:height="0.077cm" svg:x="12.384cm" svg:y="4.829cm" svg:viewBox="0 0 549 78" draw:points="0,0 549,0 549,78 0,78">
            <text:p/>
          </draw:polygon>
          <draw:path draw:style-name="gr6" draw:text-style-name="P5" draw:layer="layout" svg:width="0.547cm" svg:height="0.076cm" svg:x="13.206cm" svg:y="4.829cm" svg:viewBox="0 0 548 77" svg:d="M0 0c90 0 183 2 275 2l273 6v61l-273 5c-92 2-185 4-275 2z">
            <text:p/>
          </draw:path>
          <draw:polygon draw:style-name="gr6" draw:text-style-name="P5" draw:layer="layout" svg:width="0.547cm" svg:height="0.048cm" svg:x="14.028cm" svg:y="4.844cm" svg:viewBox="0 0 548 49" draw:points="0,0 548,10 548,37 0,49">
            <text:p/>
          </draw:polygon>
          <draw:polygon draw:style-name="gr6" draw:text-style-name="P5" draw:layer="layout" svg:width="0.273cm" svg:height="0.014cm" svg:x="14.851cm" svg:y="4.86cm" svg:viewBox="0 0 274 15" draw:points="0,0 274,7 0,15">
            <text:p/>
          </draw:polygon>
          <draw:path draw:style-name="gr6" draw:text-style-name="P5" draw:layer="layout" svg:width="0.372cm" svg:height="0.356cm" svg:x="0.783cm" svg:y="4.676cm" svg:viewBox="0 0 373 357" svg:d="M373 178c0 32-9 63-25 90s-40 49-69 65c-28 16-60 24-93 24-32 0-64-8-93-24-28-16-51-38-68-65s-25-58-25-90c0-30 8-61 25-88 17-28 40-50 68-66 29-15 61-24 93-24s65 9 93 24c29 16 52 38 69 66 16 27 25 58 25 88z">
            <text:p/>
          </draw:path>
          <draw:path draw:style-name="gr6" draw:text-style-name="P5" draw:layer="layout" svg:width="0.372cm" svg:height="0.356cm" svg:x="14.864cm" svg:y="4.676cm" svg:viewBox="0 0 373 357" svg:d="M373 178c0 32-10 63-26 90s-39 49-68 65c-28 16-60 24-93 24-32 0-64-8-93-24-28-16-51-38-68-65s-25-58-25-90c0-30 8-61 25-88 17-28 40-50 68-66 29-15 61-24 93-24s65 9 93 24c29 16 52 38 68 66 17 27 26 58 26 88z">
            <text:p/>
          </draw:path>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Wypełninone_20_niebieskim" draw:display-name="Wypełninone niebieskim"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Wypełnione"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Wypełnione_20_czerwonym" draw:display-name="Wypełnione czerwonym"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Wypełnione_20_zielonym" draw:display-name="Wypełnione zielonym"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Wypełnione_20_żółtym" draw:display-name="Wypełnione żółtym"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3" draw:display-name="Dash Dot 3"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0.6cm" fo:margin-left="0.6cm" fo:margin-right="0.6cm" fo:page-width="16cm" fo:page-height="9.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16T15:17:50.920000000</dc:date>
    <dc:creator>Cezary Dołęga</dc:creator>
    <meta:editing-duration>PT2M43S</meta:editing-duration>
    <meta:editing-cycles>2</meta:editing-cycles>
    <meta:generator>LibreOffice/24.8.4.2$Windows_X86_64 LibreOffice_project/bb3cfa12c7b1bf994ecc5649a80400d06cd71002</meta:generator>
    <meta:document-statistic meta:object-count="35"/>
  </office:meta>
</office:document-meta>
</file>